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66cm" fo:min-width="1.745cm"/>
    </style:style>
    <style:style style:name="gr2" style:family="graphic" style:parent-style-name="standard">
      <style:graphic-properties draw:textarea-vertical-align="middle" draw:auto-grow-height="false" fo:min-height="1.106cm" fo:min-width="0.89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556cm" svg:x="3.921cm" svg:y="4.42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3.683cm" svg:height="4.064cm" svg:x="10.779cm" svg:y="4.42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20:10:49.087055248</meta:creation-date>
    <dc:date>2019-03-13T20:13:02.465861415</dc:date>
    <meta:editing-duration>PT2M16S</meta:editing-duration>
    <meta:editing-cycles>1</meta:editing-cycles>
    <meta:generator>LibreOffice/6.0.6.2$Linux_X86_64 LibreOffice_project/00m0$Build-2</meta:generator>
    <meta:document-statistic meta:object-count="2"/>
  </office:meta>
</office:document-meta>
</file>